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018-07-26_19:58:30.947224_mobilenet_1.0_224_quant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ce2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3" office:value-type="string" calcext:value-type="string">
            <text:p>val percentage</text:p>
          </table:table-cell>
          <table:table-cell office:value-type="string" calcext:value-type="string">
            <text:p>average val percentage</text:p>
          </table:table-cell>
          <table:table-cell/>
          <table:table-cell table:style-name="ce2" office:value-type="string" calcext:value-type="string">
            <text:p>change in average</text:p>
          </table:table-cell>
          <table:table-cell table:style-name="ce2" office:value-type="string" calcext:value-type="string">
            <text:p>increase</text:p>
          </table:table-cell>
          <table:table-cell office:value-type="string" calcext:value-type="string">
            <text:p>old dataset size</text:p>
          </table:table-cell>
          <table:table-cell office:value-type="string" calcext:value-type="string">
            <text:p>old avera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.25</text:p>
          </table:table-cell>
          <table:table-cell office:value-type="float" office:value="43.75" calcext:value-type="float">
            <text:p>43.75</text:p>
          </table:table-cell>
          <table:table-cell table:formula="of:=AVERAGE([.E2:.G2])" office:value-type="float" office:value="41.6666666666667" calcext:value-type="float">
            <text:p>41.6666666667</text:p>
          </table:table-cell>
          <table:table-cell/>
          <table:table-cell table:style-name="ce2" table:formula="of:=[.H2]-[.M2]" office:value-type="float" office:value="-4.42708333333334" calcext:value-type="float">
            <text:p>-4.4270833333</text:p>
          </table:table-cell>
          <table:table-cell table:style-name="ce2" table:formula="of:=([.B2]-[.L2])/[.L2]*100" office:value-type="float" office:value="0.60790273556231" calcext:value-type="float">
            <text:p>0.6079027356</text:p>
          </table:table-cell>
          <table:table-cell table:style-name="ce3" office:value-type="float" office:value="329" calcext:value-type="float">
            <text:p>329</text:p>
          </table:table-cell>
          <table:table-cell office:value-type="float" office:value="46.09375" calcext:value-type="float">
            <text:p>46.093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785" calcext:value-type="float">
            <text:p>78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59.2105263157895" calcext:value-type="float">
            <text:p>59.2105263158</text:p>
          </table:table-cell>
          <table:table-cell office:value-type="float" office:value="61.8421052631579" calcext:value-type="float">
            <text:p>61.8421052632</text:p>
          </table:table-cell>
          <table:table-cell office:value-type="float" office:value="63.1578947368421" calcext:value-type="float">
            <text:p>63.1578947368</text:p>
          </table:table-cell>
          <table:table-cell table:formula="of:=AVERAGE([.E3:.G3])" office:value-type="float" office:value="61.4035087719298" calcext:value-type="float">
            <text:p>61.4035087719</text:p>
          </table:table-cell>
          <table:table-cell/>
          <table:table-cell table:style-name="ce2" table:formula="of:=[.H3]-[.M3]" office:value-type="float" office:value="-1.09649122807017" calcext:value-type="float">
            <text:p>-1.0964912281</text:p>
          </table:table-cell>
          <table:table-cell table:style-name="ce2" table:formula="of:=([.B3]-[.L3])/[.L3]*100" office:value-type="float" office:value="-0.632911392405063" calcext:value-type="float">
            <text:p>-0.6329113924</text:p>
          </table:table-cell>
          <table:table-cell table:style-name="ce3" office:value-type="float" office:value="790" calcext:value-type="float">
            <text:p>790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0" calcext:value-type="float">
            <text:p>0</text:p>
          </table:table-cell>
          <table:table-cell table:formula="of:=AVERAGE([.E4:.G4])" office:value-type="float" office:value="5.55555555555555" calcext:value-type="float">
            <text:p>5.5555555556</text:p>
          </table:table-cell>
          <table:table-cell/>
          <table:table-cell table:style-name="ce2" table:formula="of:=[.H4]-[.M4]" office:value-type="float" office:value="1.38888888888888" calcext:value-type="float">
            <text:p>1.3888888889</text:p>
          </table:table-cell>
          <table:table-cell table:style-name="ce2" table:formula="of:=([.B4]-[.L4])/[.L4]*100" office:value-type="float" office:value="-1.72413793103448" calcext:value-type="float">
            <text:p>-1.724137931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4.16666666666668" calcext:value-type="float">
            <text:p>4.1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651" calcext:value-type="float">
            <text:p>65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8.2539682539683" calcext:value-type="float">
            <text:p>68.253968254</text:p>
          </table:table-cell>
          <table:table-cell office:value-type="float" office:value="71.4285714285714" calcext:value-type="float">
            <text:p>71.4285714286</text:p>
          </table:table-cell>
          <table:table-cell table:formula="of:=AVERAGE([.E5:.G5])" office:value-type="float" office:value="70.3703703703704" calcext:value-type="float">
            <text:p>70.3703703704</text:p>
          </table:table-cell>
          <table:table-cell/>
          <table:table-cell table:style-name="ce2" table:formula="of:=[.H5]-[.M5]" office:value-type="float" office:value="8.06878306878308" calcext:value-type="float">
            <text:p>8.0687830688</text:p>
          </table:table-cell>
          <table:table-cell table:style-name="ce2" table:formula="of:=([.B5]-[.L5])/[.L5]*100" office:value-type="float" office:value="-0.458715596330275" calcext:value-type="float">
            <text:p>-0.4587155963</text:p>
          </table:table-cell>
          <table:table-cell table:style-name="ce3" office:value-type="float" office:value="654" calcext:value-type="float">
            <text:p>654</text:p>
          </table:table-cell>
          <table:table-cell office:value-type="float" office:value="62.3015873015873" calcext:value-type="float">
            <text:p>62.30158730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86.6666666666667" calcext:value-type="float">
            <text:p>86.6666666667</text:p>
          </table:table-cell>
          <table:table-cell table:formula="of:=AVERAGE([.E6:.G6])" office:value-type="float" office:value="86.6666666666667" calcext:value-type="float">
            <text:p>86.6666666667</text:p>
          </table:table-cell>
          <table:table-cell/>
          <table:table-cell table:style-name="ce2" table:formula="of:=[.H6]-[.M6]" office:value-type="float" office:value="3.33333333333331" calcext:value-type="float">
            <text:p>3.3333333333</text:p>
          </table:table-cell>
          <table:table-cell table:style-name="ce2" table:formula="of:=([.B6]-[.L6])/[.L6]*100" office:value-type="float" office:value="0.632911392405063" calcext:value-type="float">
            <text:p>0.6329113924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83.3333333333334" calcext:value-type="float">
            <text:p>8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18.1818181818182" calcext:value-type="float">
            <text:p>18.1818181818</text:p>
          </table:table-cell>
          <table:table-cell table:formula="of:=AVERAGE([.E7:.G7])" office:value-type="float" office:value="33.3333333333333" calcext:value-type="float">
            <text:p>33.3333333333</text:p>
          </table:table-cell>
          <table:table-cell/>
          <table:table-cell table:style-name="ce2" table:formula="of:=[.H7]-[.M7]" office:value-type="float" office:value="-3.03030303030307" calcext:value-type="float">
            <text:p>-3.0303030303</text:p>
          </table:table-cell>
          <table:table-cell table:style-name="ce2" table:formula="of:=([.B7]-[.L7])/[.L7]*100" office:value-type="float" office:value="-0.87719298245614" calcext:value-type="float">
            <text:p>-0.8771929825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arred_queenfis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table:formula="of:=AVERAGE([.E8:.G8])" office:value-type="float" office:value="100" calcext:value-type="float">
            <text:p>100</text:p>
          </table:table-cell>
          <table:table-cell table:style-name="ce1"/>
          <table:table-cell table:style-name="ce1" table:formula="of:=[.H8]-[.M8]" office:value-type="float" office:value="50" calcext:value-type="float">
            <text:p>50</text:p>
          </table:table-cell>
          <table:table-cell table:style-name="ce1" table:formula="of:=([.B8]-[.L8])/[.L8]*100" office:value-type="float" office:value="42.8571428571429" calcext:value-type="float">
            <text:p>42.857142857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52.6315789473684" calcext:value-type="float">
            <text:p>52.6315789474</text:p>
          </table:table-cell>
          <table:table-cell office:value-type="float" office:value="36.8421052631579" calcext:value-type="float">
            <text:p>36.8421052632</text:p>
          </table:table-cell>
          <table:table-cell table:formula="of:=AVERAGE([.E9:.G9])" office:value-type="float" office:value="45.6140350877193" calcext:value-type="float">
            <text:p>45.6140350877</text:p>
          </table:table-cell>
          <table:table-cell/>
          <table:table-cell table:style-name="ce2" table:formula="of:=[.H9]-[.M9]" office:value-type="float" office:value="-8.33333333333336" calcext:value-type="float">
            <text:p>-8.3333333333</text:p>
          </table:table-cell>
          <table:table-cell table:style-name="ce2" table:formula="of:=([.B9]-[.L9])/[.L9]*100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office:value-type="float" office:value="53.9473684210526" calcext:value-type="float">
            <text:p>53.94736842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6" calcext:value-type="float">
            <text:p>37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4.4444444444444" calcext:value-type="float">
            <text:p>94.4444444444</text:p>
          </table:table-cell>
          <table:table-cell office:value-type="float" office:value="97.2222222222222" calcext:value-type="float">
            <text:p>97.2222222222</text:p>
          </table:table-cell>
          <table:table-cell table:formula="of:=AVERAGE([.E10:.G10])" office:value-type="float" office:value="95.3703703703704" calcext:value-type="float">
            <text:p>95.3703703704</text:p>
          </table:table-cell>
          <table:table-cell/>
          <table:table-cell table:style-name="ce2" table:formula="of:=[.H10]-[.M10]" office:value-type="float" office:value="-1.15740740740739" calcext:value-type="float">
            <text:p>-1.1574074074</text:p>
          </table:table-cell>
          <table:table-cell table:style-name="ce2" table:formula="of:=([.B10]-[.L10])/[.L10]*100" office:value-type="float" office:value="0.53475935828877" calcext:value-type="float">
            <text:p>0.5347593583</text:p>
          </table:table-cell>
          <table:table-cell table:style-name="ce3" office:value-type="float" office:value="374" calcext:value-type="float">
            <text:p>374</text:p>
          </table:table-cell>
          <table:table-cell office:value-type="float" office:value="96.5277777777778" calcext:value-type="float">
            <text:p>96.527777777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igeye_trevally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AVERAGE([.E11:.G11])" office:value-type="float" office:value="73.3333333333333" calcext:value-type="float">
            <text:p>73.3333333333</text:p>
          </table:table-cell>
          <table:table-cell table:style-name="ce1"/>
          <table:table-cell table:style-name="ce1" table:formula="of:=[.H11]-[.M11]" office:value-type="float" office:value="-5.83333333333333" calcext:value-type="float">
            <text:p>-5.8333333333</text:p>
          </table:table-cell>
          <table:table-cell table:style-name="ce1" table:formula="of:=([.B11]-[.L11])/[.L11]*100" office:value-type="float" office:value="50.5154639175258" calcext:value-type="float">
            <text:p>50.5154639175</text:p>
          </table:table-cell>
          <table:table-cell table:style-name="ce4" office:value-type="float" office:value="97" calcext:value-type="float">
            <text:p>97</text:p>
          </table:table-cell>
          <table:table-cell table:style-name="ce1" office:value-type="float" office:value="79.1666666666667" calcext:value-type="float">
            <text:p>79.1666666667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42.8571428571429" calcext:value-type="float">
            <text:p>42.8571428571</text:p>
          </table:table-cell>
          <table:table-cell table:formula="of:=AVERAGE([.E12:.G12])" office:value-type="float" office:value="30.9523809523809" calcext:value-type="float">
            <text:p>30.9523809524</text:p>
          </table:table-cell>
          <table:table-cell/>
          <table:table-cell table:style-name="ce2" table:formula="of:=[.H12]-[.M12]" office:value-type="float" office:value="-4.76190476190475" calcext:value-type="float">
            <text:p>-4.7619047619</text:p>
          </table:table-cell>
          <table:table-cell table:style-name="ce2" table:formula="of:=([.B12]-[.L12])/[.L12]*100" office:value-type="float" office:value="-0.699300699300699" calcext:value-type="float">
            <text:p>-0.6993006993</text:p>
          </table:table-cell>
          <table:table-cell table:style-name="ce3" office:value-type="float" office:value="143" calcext:value-type="float">
            <text:p>143</text:p>
          </table:table-cell>
          <table:table-cell office:value-type="float" office:value="35.7142857142857" calcext:value-type="float">
            <text:p>35.71428571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AVERAGE([.E13:.G13])" office:value-type="float" office:value="83.3333333333333" calcext:value-type="float">
            <text:p>83.3333333333</text:p>
          </table:table-cell>
          <table:table-cell/>
          <table:table-cell table:style-name="ce2" table:formula="of:=[.H13]-[.M13]" office:value-type="float" office:value="2.08333333333333" calcext:value-type="float">
            <text:p>2.0833333333</text:p>
          </table:table-cell>
          <table:table-cell table:style-name="ce2" table:formula="of:=([.B13]-[.L13])/[.L13]*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1.25" calcext:value-type="float">
            <text:p>8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2.5" calcext:value-type="float">
            <text:p>62.5</text:p>
          </table:table-cell>
          <table:table-cell table:formula="of:=AVERAGE([.E14:.G14])" office:value-type="float" office:value="66.6666666666667" calcext:value-type="float">
            <text:p>66.6666666667</text:p>
          </table:table-cell>
          <table:table-cell/>
          <table:table-cell table:style-name="ce2" table:formula="of:=[.H14]-[.M14]" office:value-type="float" office:value="-5.20833333333333" calcext:value-type="float">
            <text:p>-5.2083333333</text:p>
          </table:table-cell>
          <table:table-cell table:style-name="ce2" table:formula="of:=([.B14]-[.L14])/[.L14]*100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71.875" calcext:value-type="float">
            <text:p>71.8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4.4444444444444" calcext:value-type="float">
            <text:p>44.4444444444</text:p>
          </table:table-cell>
          <table:table-cell table:formula="of:=AVERAGE([.E15:.G15])" office:value-type="float" office:value="55.5555555555556" calcext:value-type="float">
            <text:p>55.5555555556</text:p>
          </table:table-cell>
          <table:table-cell/>
          <table:table-cell table:style-name="ce2" table:formula="of:=[.H15]-[.M15]" office:value-type="float" office:value="5.55555555555555" calcext:value-type="float">
            <text:p>5.5555555556</text:p>
          </table:table-cell>
          <table:table-cell table:style-name="ce2" table:formula="of:=([.B15]-[.L15])/[.L15]*100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47" calcext:value-type="float">
            <text:p>1047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2.156862745098" calcext:value-type="float">
            <text:p>92.1568627451</text:p>
          </table:table-cell>
          <table:table-cell office:value-type="float" office:value="91.1764705882353" calcext:value-type="float">
            <text:p>91.1764705882</text:p>
          </table:table-cell>
          <table:table-cell office:value-type="float" office:value="90.1960784313726" calcext:value-type="float">
            <text:p>90.1960784314</text:p>
          </table:table-cell>
          <table:table-cell table:formula="of:=AVERAGE([.E16:.G16])" office:value-type="float" office:value="91.1764705882353" calcext:value-type="float">
            <text:p>91.1764705882</text:p>
          </table:table-cell>
          <table:table-cell/>
          <table:table-cell table:style-name="ce2" table:formula="of:=[.H16]-[.M16]" office:value-type="float" office:value="0.490196078431367" calcext:value-type="float">
            <text:p>0.4901960784</text:p>
          </table:table-cell>
          <table:table-cell table:style-name="ce2" table:formula="of:=([.B16]-[.L16])/[.L16]*100" office:value-type="float" office:value="-0.852272727272727" calcext:value-type="float">
            <text:p>-0.8522727273</text:p>
          </table:table-cell>
          <table:table-cell table:style-name="ce3" office:value-type="float" office:value="1056" calcext:value-type="float">
            <text:p>1056</text:p>
          </table:table-cell>
          <table:table-cell office:value-type="float" office:value="90.6862745098039" calcext:value-type="float">
            <text:p>90.68627450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533" calcext:value-type="float">
            <text:p>53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1.25" calcext:value-type="float">
            <text:p>81.25</text:p>
          </table:table-cell>
          <table:table-cell office:value-type="float" office:value="79.1666666666667" calcext:value-type="float">
            <text:p>79.1666666667</text:p>
          </table:table-cell>
          <table:table-cell office:value-type="float" office:value="75" calcext:value-type="float">
            <text:p>75</text:p>
          </table:table-cell>
          <table:table-cell table:formula="of:=AVERAGE([.E17:.G17])" office:value-type="float" office:value="78.4722222222222" calcext:value-type="float">
            <text:p>78.4722222222</text:p>
          </table:table-cell>
          <table:table-cell/>
          <table:table-cell table:style-name="ce2" table:formula="of:=[.H17]-[.M17]" office:value-type="float" office:value="7.11805555555554" calcext:value-type="float">
            <text:p>7.1180555556</text:p>
          </table:table-cell>
          <table:table-cell table:style-name="ce2" table:formula="of:=([.B17]-[.L17])/[.L17]*100" office:value-type="float" office:value="0.376647834274953" calcext:value-type="float">
            <text:p>0.3766478343</text:p>
          </table:table-cell>
          <table:table-cell table:style-name="ce3" office:value-type="float" office:value="531" calcext:value-type="float">
            <text:p>531</text:p>
          </table:table-cell>
          <table:table-cell office:value-type="float" office:value="71.3541666666667" calcext:value-type="float">
            <text:p>71.3541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formula="of:=AVERAGE([.E18:.G18])" office:value-type="float" office:value="50" calcext:value-type="float">
            <text:p>50</text:p>
          </table:table-cell>
          <table:table-cell/>
          <table:table-cell table:style-name="ce2" table:formula="of:=[.H18]-[.M18]" office:value-type="float" office:value="-3.125" calcext:value-type="float">
            <text:p>-3.125</text:p>
          </table:table-cell>
          <table:table-cell table:style-name="ce2" table:formula="of:=([.B18]-[.L18])/[.L18]*100" office:value-type="float" office:value="-1.36986301369863" calcext:value-type="float">
            <text:p>-1.3698630137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53.125" calcext:value-type="float">
            <text:p>53.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36" calcext:value-type="float">
            <text:p>63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73.7704918032787" calcext:value-type="float">
            <text:p>73.7704918033</text:p>
          </table:table-cell>
          <table:table-cell office:value-type="float" office:value="70.4918032786885" calcext:value-type="float">
            <text:p>70.4918032787</text:p>
          </table:table-cell>
          <table:table-cell office:value-type="float" office:value="80.327868852459" calcext:value-type="float">
            <text:p>80.3278688525</text:p>
          </table:table-cell>
          <table:table-cell table:formula="of:=AVERAGE([.E19:.G19])" office:value-type="float" office:value="74.8633879781421" calcext:value-type="float">
            <text:p>74.8633879781</text:p>
          </table:table-cell>
          <table:table-cell/>
          <table:table-cell table:style-name="ce2" table:formula="of:=[.H19]-[.M19]" office:value-type="float" office:value="3.96174863387978" calcext:value-type="float">
            <text:p>3.9617486339</text:p>
          </table:table-cell>
          <table:table-cell table:style-name="ce2" table:formula="of:=([.B19]-[.L19])/[.L19]*100" office:value-type="float" office:value="-0.469483568075117" calcext:value-type="float">
            <text:p>-0.4694835681</text:p>
          </table:table-cell>
          <table:table-cell table:style-name="ce3" office:value-type="float" office:value="639" calcext:value-type="float">
            <text:p>639</text:p>
          </table:table-cell>
          <table:table-cell office:value-type="float" office:value="70.9016393442623" calcext:value-type="float">
            <text:p>70.90163934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E20:.G20])" office:value-type="float" office:value="16.6666666666667" calcext:value-type="float">
            <text:p>16.6666666667</text:p>
          </table:table-cell>
          <table:table-cell/>
          <table:table-cell table:style-name="ce2" table:formula="of:=[.H20]-[.M20]" office:value-type="float" office:value="16.6666666666667" calcext:value-type="float">
            <text:p>16.6666666667</text:p>
          </table:table-cell>
          <table:table-cell table:style-name="ce2" table:formula="of:=([.B20]-[.L20])/[.L20]*100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AVERAGE([.E21:.G21])" office:value-type="float" office:value="60" calcext:value-type="float">
            <text:p>60</text:p>
          </table:table-cell>
          <table:table-cell/>
          <table:table-cell table:style-name="ce2" table:formula="of:=[.H21]-[.M21]" office:value-type="float" office:value="-1.25" calcext:value-type="float">
            <text:p>-1.25</text:p>
          </table:table-cell>
          <table:table-cell table:style-name="ce2" table:formula="of:=([.B21]-[.L21])/[.L21]*100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61.25" calcext:value-type="float">
            <text:p>6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645" calcext:value-type="float">
            <text:p>64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72.5806451612903" calcext:value-type="float">
            <text:p>72.5806451613</text:p>
          </table:table-cell>
          <table:table-cell office:value-type="float" office:value="85.4838709677419" calcext:value-type="float">
            <text:p>85.4838709677</text:p>
          </table:table-cell>
          <table:table-cell office:value-type="float" office:value="80.6451612903226" calcext:value-type="float">
            <text:p>80.6451612903</text:p>
          </table:table-cell>
          <table:table-cell table:formula="of:=AVERAGE([.E22:.G22])" office:value-type="float" office:value="79.5698924731183" calcext:value-type="float">
            <text:p>79.5698924731</text:p>
          </table:table-cell>
          <table:table-cell/>
          <table:table-cell table:style-name="ce2" table:formula="of:=[.H22]-[.M22]" office:value-type="float" office:value="-5.10752688172043" calcext:value-type="float">
            <text:p>-5.1075268817</text:p>
          </table:table-cell>
          <table:table-cell table:style-name="ce2" table:formula="of:=([.B22]-[.L22])/[.L22]*100" office:value-type="float" office:value="-0.462962962962963" calcext:value-type="float">
            <text:p>-0.462962963</text:p>
          </table:table-cell>
          <table:table-cell table:style-name="ce3" office:value-type="float" office:value="648" calcext:value-type="float">
            <text:p>648</text:p>
          </table:table-cell>
          <table:table-cell office:value-type="float" office:value="84.6774193548387" calcext:value-type="float">
            <text:p>84.67741935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522" calcext:value-type="float">
            <text:p>5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5.0980392156863" calcext:value-type="float">
            <text:p>45.0980392157</text:p>
          </table:table-cell>
          <table:table-cell office:value-type="float" office:value="76.4705882352941" calcext:value-type="float">
            <text:p>76.4705882353</text:p>
          </table:table-cell>
          <table:table-cell office:value-type="float" office:value="64.7058823529412" calcext:value-type="float">
            <text:p>64.7058823529</text:p>
          </table:table-cell>
          <table:table-cell table:formula="of:=AVERAGE([.E23:.G23])" office:value-type="float" office:value="62.0915032679739" calcext:value-type="float">
            <text:p>62.091503268</text:p>
          </table:table-cell>
          <table:table-cell/>
          <table:table-cell table:style-name="ce2" table:formula="of:=[.H23]-[.M23]" office:value-type="float" office:value="8.16993464052285" calcext:value-type="float">
            <text:p>8.1699346405</text:p>
          </table:table-cell>
          <table:table-cell table:style-name="ce2" table:formula="of:=([.B23]-[.L23])/[.L23]*100" office:value-type="float" office:value="0.191938579654511" calcext:value-type="float">
            <text:p>0.1919385797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53.921568627451" calcext:value-type="float">
            <text:p>53.92156862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84.4827586206896" calcext:value-type="float">
            <text:p>84.4827586207</text:p>
          </table:table-cell>
          <table:table-cell office:value-type="float" office:value="82.7586206896552" calcext:value-type="float">
            <text:p>82.7586206897</text:p>
          </table:table-cell>
          <table:table-cell office:value-type="float" office:value="91.3793103448276" calcext:value-type="float">
            <text:p>91.3793103448</text:p>
          </table:table-cell>
          <table:table-cell table:formula="of:=AVERAGE([.E24:.G24])" office:value-type="float" office:value="86.2068965517241" calcext:value-type="float">
            <text:p>86.2068965517</text:p>
          </table:table-cell>
          <table:table-cell/>
          <table:table-cell table:style-name="ce2" table:formula="of:=[.H24]-[.M24]" office:value-type="float" office:value="8.62068965517244" calcext:value-type="float">
            <text:p>8.6206896552</text:p>
          </table:table-cell>
          <table:table-cell table:style-name="ce2" table:formula="of:=([.B24]-[.L24])/[.L24]*100" office:value-type="float" office:value="-0.496688741721854" calcext:value-type="float">
            <text:p>-0.4966887417</text:p>
          </table:table-cell>
          <table:table-cell table:style-name="ce3" office:value-type="float" office:value="604" calcext:value-type="float">
            <text:p>604</text:p>
          </table:table-cell>
          <table:table-cell office:value-type="float" office:value="77.5862068965517" calcext:value-type="float">
            <text:p>77.58620689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25:.G25])" office:value-type="float" office:value="0" calcext:value-type="float">
            <text:p>0</text:p>
          </table:table-cell>
          <table:table-cell/>
          <table:table-cell table:style-name="ce2" table:formula="of:=[.H25]-[.M25]" office:value-type="float" office:value="0" calcext:value-type="float">
            <text:p>0</text:p>
          </table:table-cell>
          <table:table-cell table:style-name="ce2" table:formula="of:=([.B25]-[.L25])/[.L25]*100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.8571428571429" calcext:value-type="float">
            <text:p>42.8571428571</text:p>
          </table:table-cell>
          <table:table-cell office:value-type="float" office:value="57.1428571428571" calcext:value-type="float">
            <text:p>57.1428571429</text:p>
          </table:table-cell>
          <table:table-cell table:formula="of:=AVERAGE([.E26:.G26])" office:value-type="float" office:value="47.6190476190476" calcext:value-type="float">
            <text:p>47.619047619</text:p>
          </table:table-cell>
          <table:table-cell/>
          <table:table-cell table:style-name="ce2" table:formula="of:=[.H26]-[.M26]" office:value-type="float" office:value="-5.95238095238098" calcext:value-type="float">
            <text:p>-5.9523809524</text:p>
          </table:table-cell>
          <table:table-cell table:style-name="ce2" table:formula="of:=([.B26]-[.L26])/[.L26]*100" office:value-type="float" office:value="-1.53846153846154" calcext:value-type="float">
            <text:p>-1.5384615385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53.5714285714286" calcext:value-type="float">
            <text:p>53.57142857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AVERAGE([.E27:.G27])" office:value-type="float" office:value="66.6666666666667" calcext:value-type="float">
            <text:p>66.6666666667</text:p>
          </table:table-cell>
          <table:table-cell/>
          <table:table-cell table:style-name="ce2" table:formula="of:=[.H27]-[.M27]" office:value-type="float" office:value="4.16666666666667" calcext:value-type="float">
            <text:p>4.1666666667</text:p>
          </table:table-cell>
          <table:table-cell table:style-name="ce2" table:formula="of:=([.B27]-[.L27])/[.L27]*100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749" calcext:value-type="float">
            <text:p>749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1.9444444444444" calcext:value-type="float">
            <text:p>81.9444444444</text:p>
          </table:table-cell>
          <table:table-cell table:number-columns-repeated="2" office:value-type="float" office:value="77.7777777777778" calcext:value-type="float">
            <text:p>77.7777777778</text:p>
          </table:table-cell>
          <table:table-cell table:formula="of:=AVERAGE([.E28:.G28])" office:value-type="float" office:value="79.1666666666667" calcext:value-type="float">
            <text:p>79.1666666667</text:p>
          </table:table-cell>
          <table:table-cell/>
          <table:table-cell table:style-name="ce2" table:formula="of:=[.H28]-[.M28]" office:value-type="float" office:value="13.8888888888889" calcext:value-type="float">
            <text:p>13.8888888889</text:p>
          </table:table-cell>
          <table:table-cell table:style-name="ce2" table:formula="of:=([.B28]-[.L28])/[.L28]*100" office:value-type="float" office:value="-0.398936170212766" calcext:value-type="float">
            <text:p>-0.3989361702</text:p>
          </table:table-cell>
          <table:table-cell table:style-name="ce3" office:value-type="float" office:value="752" calcext:value-type="float">
            <text:p>752</text:p>
          </table:table-cell>
          <table:table-cell office:value-type="float" office:value="65.2777777777778" calcext:value-type="float">
            <text:p>65.27777777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29:.G29])" office:value-type="float" office:value="0" calcext:value-type="float">
            <text:p>0</text:p>
          </table:table-cell>
          <table:table-cell/>
          <table:table-cell table:style-name="ce2" table:formula="of:=[.H29]-[.M29]" office:value-type="float" office:value="0" calcext:value-type="float">
            <text:p>0</text:p>
          </table:table-cell>
          <table:table-cell table:style-name="ce2" table:formula="of:=([.B29]-[.L29])/[.L29]*100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30:.G30])" office:value-type="float" office:value="25" calcext:value-type="float">
            <text:p>25</text:p>
          </table:table-cell>
          <table:table-cell/>
          <table:table-cell table:style-name="ce2" table:formula="of:=[.H30]-[.M30]" office:value-type="float" office:value="0" calcext:value-type="float">
            <text:p>0</text:p>
          </table:table-cell>
          <table:table-cell table:style-name="ce2" table:formula="of:=([.B30]-[.L30])/[.L30]*100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31:.G31])" office:value-type="float" office:value="100" calcext:value-type="float">
            <text:p>100</text:p>
          </table:table-cell>
          <table:table-cell/>
          <table:table-cell table:style-name="ce2" table:formula="of:=[.H31]-[.M31]" office:value-type="float" office:value="0" calcext:value-type="float">
            <text:p>0</text:p>
          </table:table-cell>
          <table:table-cell table:style-name="ce2" table:formula="of:=([.B31]-[.L31])/[.L31]*100" office:value-type="float" office:value="0.41407867494824" calcext:value-type="float">
            <text:p>0.4140786749</text:p>
          </table:table-cell>
          <table:table-cell table:style-name="ce3"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72.7272727272727" calcext:value-type="float">
            <text:p>72.7272727273</text:p>
          </table:table-cell>
          <table:table-cell office:value-type="float" office:value="45.4545454545455" calcext:value-type="float">
            <text:p>45.4545454545</text:p>
          </table:table-cell>
          <table:table-cell table:formula="of:=AVERAGE([.E32:.G32])" office:value-type="float" office:value="54.5454545454545" calcext:value-type="float">
            <text:p>54.5454545455</text:p>
          </table:table-cell>
          <table:table-cell/>
          <table:table-cell table:style-name="ce2" table:formula="of:=[.H32]-[.M32]" office:value-type="float" office:value="-13.6363636363637" calcext:value-type="float">
            <text:p>-13.6363636364</text:p>
          </table:table-cell>
          <table:table-cell table:style-name="ce2" table:formula="of:=([.B32]-[.L32])/[.L32]*100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68.1818181818182" calcext:value-type="float">
            <text:p>68.18181818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33:.G33])" office:value-type="float" office:value="50" calcext:value-type="float">
            <text:p>50</text:p>
          </table:table-cell>
          <table:table-cell/>
          <table:table-cell table:style-name="ce2" table:formula="of:=[.H33]-[.M33]" office:value-type="float" office:value="4.1666666666667" calcext:value-type="float">
            <text:p>4.1666666667</text:p>
          </table:table-cell>
          <table:table-cell table:style-name="ce2" table:formula="of:=([.B33]-[.L33])/[.L33]*100" office:value-type="float" office:value="-1.81818181818182" calcext:value-type="float">
            <text:p>-1.818181818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45.8333333333333" calcext:value-type="float">
            <text:p>45.8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34:.G34])" office:value-type="float" office:value="45.8333333333333" calcext:value-type="float">
            <text:p>45.8333333333</text:p>
          </table:table-cell>
          <table:table-cell/>
          <table:table-cell table:style-name="ce2" table:formula="of:=[.H34]-[.M34]" office:value-type="float" office:value="-7.29166666666666" calcext:value-type="float">
            <text:p>-7.2916666667</text:p>
          </table:table-cell>
          <table:table-cell table:style-name="ce2" table:formula="of:=([.B34]-[.L34])/[.L34]*100" office:value-type="float" office:value="-1.36986301369863" calcext:value-type="float">
            <text:p>-1.3698630137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53.125" calcext:value-type="float">
            <text:p>53.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11" calcext:value-type="float">
            <text:p>41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2.5" calcext:value-type="float">
            <text:p>72.5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table:formula="of:=AVERAGE([.E35:.G35])" office:value-type="float" office:value="65" calcext:value-type="float">
            <text:p>65</text:p>
          </table:table-cell>
          <table:table-cell/>
          <table:table-cell table:style-name="ce2" table:formula="of:=[.H35]-[.M35]" office:value-type="float" office:value="-0.625" calcext:value-type="float">
            <text:p>-0.625</text:p>
          </table:table-cell>
          <table:table-cell table:style-name="ce2" table:formula="of:=([.B35]-[.L35])/[.L35]*100" office:value-type="float" office:value="0.488997555012225" calcext:value-type="float">
            <text:p>0.488997555</text:p>
          </table:table-cell>
          <table:table-cell table:style-name="ce3" office:value-type="float" office:value="409" calcext:value-type="float">
            <text:p>409</text:p>
          </table:table-cell>
          <table:table-cell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2.7272727272727" calcext:value-type="float">
            <text:p>72.7272727273</text:p>
          </table:table-cell>
          <table:table-cell office:value-type="float" office:value="63.6363636363636" calcext:value-type="float">
            <text:p>63.6363636364</text:p>
          </table:table-cell>
          <table:table-cell table:formula="of:=AVERAGE([.E36:.G36])" office:value-type="float" office:value="69.6969696969697" calcext:value-type="float">
            <text:p>69.696969697</text:p>
          </table:table-cell>
          <table:table-cell/>
          <table:table-cell table:style-name="ce2" table:formula="of:=[.H36]-[.M36]" office:value-type="float" office:value="-0.757575757575737" calcext:value-type="float">
            <text:p>-0.7575757576</text:p>
          </table:table-cell>
          <table:table-cell table:style-name="ce2" table:formula="of:=([.B36]-[.L36])/[.L36]*100" office:value-type="float" office:value="-0.421940928270042" calcext:value-type="float">
            <text:p>-0.4219409283</text:p>
          </table:table-cell>
          <table:table-cell table:style-name="ce3" office:value-type="float" office:value="237" calcext:value-type="float">
            <text:p>237</text:p>
          </table:table-cell>
          <table:table-cell office:value-type="float" office:value="70.4545454545454" calcext:value-type="float">
            <text:p>70.45454545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57.8947368421053" calcext:value-type="float">
            <text:p>57.8947368421</text:p>
          </table:table-cell>
          <table:table-cell table:formula="of:=AVERAGE([.E37:.G37])" office:value-type="float" office:value="49.1228070175439" calcext:value-type="float">
            <text:p>49.1228070175</text:p>
          </table:table-cell>
          <table:table-cell/>
          <table:table-cell table:style-name="ce2" table:formula="of:=[.H37]-[.M37]" office:value-type="float" office:value="3.07017543859649" calcext:value-type="float">
            <text:p>3.0701754386</text:p>
          </table:table-cell>
          <table:table-cell table:style-name="ce2" table:formula="of:=([.B37]-[.L37])/[.L37]*100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office:value-type="float" office:value="46.0526315789474" calcext:value-type="float">
            <text:p>46.05263157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547" calcext:value-type="float">
            <text:p>54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4.6153846153846" calcext:value-type="float">
            <text:p>84.6153846154</text:p>
          </table:table-cell>
          <table:table-cell office:value-type="float" office:value="78.8461538461538" calcext:value-type="float">
            <text:p>78.8461538462</text:p>
          </table:table-cell>
          <table:table-cell table:formula="of:=AVERAGE([.E38:.G38])" office:value-type="float" office:value="82.6923076923077" calcext:value-type="float">
            <text:p>82.6923076923</text:p>
          </table:table-cell>
          <table:table-cell/>
          <table:table-cell table:style-name="ce2" table:formula="of:=[.H38]-[.M38]" office:value-type="float" office:value="4.80769230769231" calcext:value-type="float">
            <text:p>4.8076923077</text:p>
          </table:table-cell>
          <table:table-cell table:style-name="ce2" table:formula="of:=([.B38]-[.L38])/[.L38]*100" office:value-type="float" office:value="0.36697247706422" calcext:value-type="float">
            <text:p>0.3669724771</text:p>
          </table:table-cell>
          <table:table-cell table:style-name="ce3" office:value-type="float" office:value="545" calcext:value-type="float">
            <text:p>545</text:p>
          </table:table-cell>
          <table:table-cell office:value-type="float" office:value="77.8846153846154" calcext:value-type="float">
            <text:p>77.88461538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874" calcext:value-type="float">
            <text:p>87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8.0952380952381" calcext:value-type="float">
            <text:p>88.0952380952</text:p>
          </table:table-cell>
          <table:table-cell office:value-type="float" office:value="60.7142857142857" calcext:value-type="float">
            <text:p>60.7142857143</text:p>
          </table:table-cell>
          <table:table-cell office:value-type="float" office:value="73.8095238095238" calcext:value-type="float">
            <text:p>73.8095238095</text:p>
          </table:table-cell>
          <table:table-cell table:formula="of:=AVERAGE([.E39:.G39])" office:value-type="float" office:value="74.2063492063492" calcext:value-type="float">
            <text:p>74.2063492063</text:p>
          </table:table-cell>
          <table:table-cell/>
          <table:table-cell table:style-name="ce2" table:formula="of:=[.H39]-[.M39]" office:value-type="float" office:value="-9.1269841269841" calcext:value-type="float">
            <text:p>-9.126984127</text:p>
          </table:table-cell>
          <table:table-cell table:style-name="ce2" table:formula="of:=([.B39]-[.L39])/[.L39]*100" office:value-type="float" office:value="-0.342075256556442" calcext:value-type="float">
            <text:p>-0.3420752566</text:p>
          </table:table-cell>
          <table:table-cell table:style-name="ce3" office:value-type="float" office:value="877" calcext:value-type="float">
            <text:p>87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64.1025641025641" calcext:value-type="float">
            <text:p>64.1025641026</text:p>
          </table:table-cell>
          <table:table-cell office:value-type="float" office:value="46.1538461538462" calcext:value-type="float">
            <text:p>46.1538461538</text:p>
          </table:table-cell>
          <table:table-cell table:formula="of:=AVERAGE([.E40:.G40])" office:value-type="float" office:value="50.4273504273504" calcext:value-type="float">
            <text:p>50.4273504274</text:p>
          </table:table-cell>
          <table:table-cell/>
          <table:table-cell table:style-name="ce2" table:formula="of:=[.H40]-[.M40]" office:value-type="float" office:value="-5.98290598290598" calcext:value-type="float">
            <text:p>-5.9829059829</text:p>
          </table:table-cell>
          <table:table-cell table:style-name="ce2" table:formula="of:=([.B40]-[.L40])/[.L40]*100" office:value-type="float" office:value="0.491400491400491" calcext:value-type="float">
            <text:p>0.4914004914</text:p>
          </table:table-cell>
          <table:table-cell table:style-name="ce3" office:value-type="float" office:value="407" calcext:value-type="float">
            <text:p>407</text:p>
          </table:table-cell>
          <table:table-cell office:value-type="float" office:value="56.4102564102564" calcext:value-type="float">
            <text:p>56.4102564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AVERAGE([.E41:.G41])" office:value-type="float" office:value="75" calcext:value-type="float">
            <text:p>75</text:p>
          </table:table-cell>
          <table:table-cell/>
          <table:table-cell table:style-name="ce2" table:formula="of:=[.H41]-[.M41]" office:value-type="float" office:value="0" calcext:value-type="float">
            <text:p>0</text:p>
          </table:table-cell>
          <table:table-cell table:style-name="ce2" table:formula="of:=([.B41]-[.L41])/[.L41]*100" office:value-type="float" office:value="-1.33333333333333" calcext:value-type="float">
            <text:p>-1.3333333333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2:.G42])" office:value-type="float" office:value="0" calcext:value-type="float">
            <text:p>0</text:p>
          </table:table-cell>
          <table:table-cell/>
          <table:table-cell table:style-name="ce2" table:formula="of:=[.H42]-[.M42]" office:value-type="float" office:value="0" calcext:value-type="float">
            <text:p>0</text:p>
          </table:table-cell>
          <table:table-cell table:style-name="ce2" table:formula="of:=([.B42]-[.L42])/[.L42]*100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43:.G43])" office:value-type="float" office:value="83.3333333333333" calcext:value-type="float">
            <text:p>83.3333333333</text:p>
          </table:table-cell>
          <table:table-cell/>
          <table:table-cell table:style-name="ce2" table:formula="of:=[.H43]-[.M43]" office:value-type="float" office:value="4.1666666666667" calcext:value-type="float">
            <text:p>4.1666666667</text:p>
          </table:table-cell>
          <table:table-cell table:style-name="ce2" table:formula="of:=([.B43]-[.L43])/[.L43]*100" office:value-type="float" office:value="-1.92307692307692" calcext:value-type="float">
            <text:p>-1.9230769231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79.1666666666666" calcext:value-type="float">
            <text:p>79.1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AVERAGE([.E44:.G44])" office:value-type="float" office:value="71.1111111111111" calcext:value-type="float">
            <text:p>71.1111111111</text:p>
          </table:table-cell>
          <table:table-cell/>
          <table:table-cell table:style-name="ce2" table:formula="of:=[.H44]-[.M44]" office:value-type="float" office:value="-3.8888888888889" calcext:value-type="float">
            <text:p>-3.8888888889</text:p>
          </table:table-cell>
          <table:table-cell table:style-name="ce2" table:formula="of:=([.B44]-[.L44])/[.L44]*100" office:value-type="float" office:value="0.632911392405063" calcext:value-type="float">
            <text:p>0.6329113924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6" calcext:value-type="float">
            <text:p>93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4.4444444444444" calcext:value-type="float">
            <text:p>94.4444444444</text:p>
          </table:table-cell>
          <table:table-cell table:number-columns-repeated="2" office:value-type="float" office:value="96.6666666666667" calcext:value-type="float">
            <text:p>96.6666666667</text:p>
          </table:table-cell>
          <table:table-cell table:formula="of:=AVERAGE([.E45:.G45])" office:value-type="float" office:value="95.9259259259259" calcext:value-type="float">
            <text:p>95.9259259259</text:p>
          </table:table-cell>
          <table:table-cell/>
          <table:table-cell table:style-name="ce2" table:formula="of:=[.H45]-[.M45]" office:value-type="float" office:value="0.092592592592581" calcext:value-type="float">
            <text:p>0.0925925926</text:p>
          </table:table-cell>
          <table:table-cell table:style-name="ce2" table:formula="of:=([.B45]-[.L45])/[.L45]*100" office:value-type="float" office:value="-0.319488817891374" calcext:value-type="float">
            <text:p>-0.3194888179</text:p>
          </table:table-cell>
          <table:table-cell table:style-name="ce3" office:value-type="float" office:value="939" calcext:value-type="float">
            <text:p>939</text:p>
          </table:table-cell>
          <table:table-cell office:value-type="float" office:value="95.8333333333333" calcext:value-type="float">
            <text:p>95.8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E46:.G46])" office:value-type="float" office:value="16.6666666666667" calcext:value-type="float">
            <text:p>16.6666666667</text:p>
          </table:table-cell>
          <table:table-cell/>
          <table:table-cell table:style-name="ce2" table:formula="of:=[.H46]-[.M46]" office:value-type="float" office:value="-2.08333333333333" calcext:value-type="float">
            <text:p>-2.0833333333</text:p>
          </table:table-cell>
          <table:table-cell table:style-name="ce2" table:formula="of:=([.B46]-[.L46])/[.L46]*100" office:value-type="float" office:value="-2.56410256410256" calcext:value-type="float">
            <text:p>-2.5641025641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18.75" calcext:value-type="float">
            <text:p>18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10" calcext:value-type="float">
            <text:p>51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89.5833333333333" calcext:value-type="float">
            <text:p>89.5833333333</text:p>
          </table:table-cell>
          <table:table-cell office:value-type="float" office:value="91.6666666666667" calcext:value-type="float">
            <text:p>91.6666666667</text:p>
          </table:table-cell>
          <table:table-cell table:formula="of:=AVERAGE([.E47:.G47])" office:value-type="float" office:value="90.9722222222222" calcext:value-type="float">
            <text:p>90.9722222222</text:p>
          </table:table-cell>
          <table:table-cell/>
          <table:table-cell table:style-name="ce2" table:formula="of:=[.H47]-[.M47]" office:value-type="float" office:value="-1.2152777777778" calcext:value-type="float">
            <text:p>-1.2152777778</text:p>
          </table:table-cell>
          <table:table-cell table:style-name="ce2" table:formula="of:=([.B47]-[.L47])/[.L47]*100" office:value-type="float" office:value="0.393700787401575" calcext:value-type="float">
            <text:p>0.3937007874</text:p>
          </table:table-cell>
          <table:table-cell table:style-name="ce3" office:value-type="float" office:value="508" calcext:value-type="float">
            <text:p>508</text:p>
          </table:table-cell>
          <table:table-cell office:value-type="float" office:value="92.1875" calcext:value-type="float">
            <text:p>92.18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iver_garfish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AVERAGE([.E48:.G48])" office:value-type="float" office:value="0" calcext:value-type="float">
            <text:p>0</text:p>
          </table:table-cell>
          <table:table-cell table:style-name="ce1"/>
          <table:table-cell table:style-name="ce1" table:formula="of:=[.H48]-[.M48]" office:value-type="float" office:value="0" calcext:value-type="float">
            <text:p>0</text:p>
          </table:table-cell>
          <table:table-cell table:style-name="ce1" table:formula="of:=([.B48]-[.L48])/[.L48]*100" office:value-type="float" office:value="6.25" calcext:value-type="float">
            <text:p>6.2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9:.G49])" office:value-type="float" office:value="0" calcext:value-type="float">
            <text:p>0</text:p>
          </table:table-cell>
          <table:table-cell/>
          <table:table-cell table:style-name="ce2" table:formula="of:=[.H49]-[.M49]" office:value-type="float" office:value="0" calcext:value-type="float">
            <text:p>0</text:p>
          </table:table-cell>
          <table:table-cell table:style-name="ce2" table:formula="of:=([.B49]-[.L49])/[.L49]*100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</text:p>
          </table:table-cell>
          <table:table-cell office:value-type="float" office:value="84.6153846153846" calcext:value-type="float">
            <text:p>84.6153846154</text:p>
          </table:table-cell>
          <table:table-cell office:value-type="float" office:value="69.2307692307692" calcext:value-type="float">
            <text:p>69.2307692308</text:p>
          </table:table-cell>
          <table:table-cell table:formula="of:=AVERAGE([.E50:.G50])" office:value-type="float" office:value="70.5128205128205" calcext:value-type="float">
            <text:p>70.5128205128</text:p>
          </table:table-cell>
          <table:table-cell/>
          <table:table-cell table:style-name="ce2" table:formula="of:=[.H50]-[.M50]" office:value-type="float" office:value="19.551282051282" calcext:value-type="float">
            <text:p>19.5512820513</text:p>
          </table:table-cell>
          <table:table-cell table:style-name="ce2" table:formula="of:=([.B50]-[.L50])/[.L50]*100" office:value-type="float" office:value="0.735294117647059" calcext:value-type="float">
            <text:p>0.7352941176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50.9615384615385" calcext:value-type="float">
            <text:p>50.96153846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100" calcext:value-type="float">
            <text:p>100</text:p>
          </table:table-cell>
          <table:table-cell table:formula="of:=AVERAGE([.E51:.G51])" office:value-type="float" office:value="86.6666666666667" calcext:value-type="float">
            <text:p>86.6666666667</text:p>
          </table:table-cell>
          <table:table-cell/>
          <table:table-cell table:style-name="ce2" table:formula="of:=[.H51]-[.M51]" office:value-type="float" office:value="0" calcext:value-type="float">
            <text:p>0</text:p>
          </table:table-cell>
          <table:table-cell table:style-name="ce2" table:formula="of:=([.B51]-[.L51])/[.L51]*100" office:value-type="float" office:value="0.666666666666667" calcext:value-type="float">
            <text:p>0.6666666667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86.6666666666667" calcext:value-type="float">
            <text:p>86.666666666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caly_jewfis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AVERAGE([.E52:.G52])" office:value-type="float" office:value="0" calcext:value-type="float">
            <text:p>0</text:p>
          </table:table-cell>
          <table:table-cell table:style-name="ce1"/>
          <table:table-cell table:style-name="ce1" table:formula="of:=[.H52]-[.M52]" office:value-type="float" office:value="0" calcext:value-type="float">
            <text:p>0</text:p>
          </table:table-cell>
          <table:table-cell table:style-name="ce1" table:formula="of:=([.B52]-[.L52])/[.L52]*100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.2857142857143" calcext:value-type="float">
            <text:p>14.2857142857</text:p>
          </table:table-cell>
          <table:table-cell table:formula="of:=AVERAGE([.E53:.G53])" office:value-type="float" office:value="14.2857142857143" calcext:value-type="float">
            <text:p>14.2857142857</text:p>
          </table:table-cell>
          <table:table-cell/>
          <table:table-cell table:style-name="ce2" table:formula="of:=[.H53]-[.M53]" office:value-type="float" office:value="0" calcext:value-type="float">
            <text:p>0</text:p>
          </table:table-cell>
          <table:table-cell table:style-name="ce2" table:formula="of:=([.B53]-[.L53])/[.L53]*100" office:value-type="float" office:value="-1.53846153846154" calcext:value-type="float">
            <text:p>-1.5384615385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14.2857142857143" calcext:value-type="float">
            <text:p>14.28571428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54:.G54])" office:value-type="float" office:value="100" calcext:value-type="float">
            <text:p>100</text:p>
          </table:table-cell>
          <table:table-cell/>
          <table:table-cell table:style-name="ce2" table:formula="of:=[.H54]-[.M54]" office:value-type="float" office:value="0" calcext:value-type="float">
            <text:p>0</text:p>
          </table:table-cell>
          <table:table-cell table:style-name="ce2" table:formula="of:=([.B54]-[.L54])/[.L54]*100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80" calcext:value-type="float">
            <text:p>80</text:p>
          </table:table-cell>
          <table:table-cell table:formula="of:=AVERAGE([.E55:.G55])" office:value-type="float" office:value="80" calcext:value-type="float">
            <text:p>80</text:p>
          </table:table-cell>
          <table:table-cell/>
          <table:table-cell table:style-name="ce2" table:formula="of:=[.H55]-[.M55]" office:value-type="float" office:value="-1.66666666666666" calcext:value-type="float">
            <text:p>-1.6666666667</text:p>
          </table:table-cell>
          <table:table-cell table:style-name="ce2" table:formula="of:=([.B55]-[.L55])/[.L55]*100" office:value-type="float" office:value="0.643086816720257" calcext:value-type="float">
            <text:p>0.6430868167</text:p>
          </table:table-cell>
          <table:table-cell table:style-name="ce3" office:value-type="float" office:value="311" calcext:value-type="float">
            <text:p>311</text:p>
          </table:table-cell>
          <table:table-cell office:value-type="float" office:value="81.6666666666667" calcext:value-type="float">
            <text:p>81.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50" calcext:value-type="float">
            <text:p>50</text:p>
          </table:table-cell>
          <table:table-cell table:formula="of:=AVERAGE([.E56:.G56])" office:value-type="float" office:value="57.4074074074074" calcext:value-type="float">
            <text:p>57.4074074074</text:p>
          </table:table-cell>
          <table:table-cell/>
          <table:table-cell table:style-name="ce2" table:formula="of:=[.H56]-[.M56]" office:value-type="float" office:value="-0.92592592592591" calcext:value-type="float">
            <text:p>-0.9259259259</text:p>
          </table:table-cell>
          <table:table-cell table:style-name="ce2" table:formula="of:=([.B56]-[.L56])/[.L56]*100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office:value-type="float" office:value="58.3333333333333" calcext:value-type="float">
            <text:p>58.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formula="of:=AVERAGE([.E57:.G57])" office:value-type="float" office:value="29.1666666666667" calcext:value-type="float">
            <text:p>29.1666666667</text:p>
          </table:table-cell>
          <table:table-cell/>
          <table:table-cell table:style-name="ce2" table:formula="of:=[.H57]-[.M57]" office:value-type="float" office:value="-8.33333333333333" calcext:value-type="float">
            <text:p>-8.3333333333</text:p>
          </table:table-cell>
          <table:table-cell table:style-name="ce2" table:formula="of:=([.B57]-[.L57])/[.L57]*100" office:value-type="float" office:value="-1.38888888888889" calcext:value-type="float">
            <text:p>-1.3888888889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37.5" calcext:value-type="float">
            <text:p>3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58:.G58])" office:value-type="float" office:value="66.6666666666667" calcext:value-type="float">
            <text:p>66.6666666667</text:p>
          </table:table-cell>
          <table:table-cell/>
          <table:table-cell table:style-name="ce2" table:formula="of:=[.H58]-[.M58]" office:value-type="float" office:value="16.6666666666667" calcext:value-type="float">
            <text:p>16.6666666667</text:p>
          </table:table-cell>
          <table:table-cell table:style-name="ce2" table:formula="of:=([.B58]-[.L58])/[.L58]*100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AVERAGE([.E59:.G59])" office:value-type="float" office:value="66.6666666666667" calcext:value-type="float">
            <text:p>66.6666666667</text:p>
          </table:table-cell>
          <table:table-cell/>
          <table:table-cell table:style-name="ce2" table:formula="of:=[.H59]-[.M59]" office:value-type="float" office:value="16.6666666666667" calcext:value-type="float">
            <text:p>16.6666666667</text:p>
          </table:table-cell>
          <table:table-cell table:style-name="ce2" table:formula="of:=([.B59]-[.L59])/[.L59]*100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AVERAGE([.E60:.G60])" office:value-type="float" office:value="75" calcext:value-type="float">
            <text:p>75</text:p>
          </table:table-cell>
          <table:table-cell/>
          <table:table-cell table:style-name="ce2" table:formula="of:=[.H60]-[.M60]" office:value-type="float" office:value="3.125" calcext:value-type="float">
            <text:p>3.125</text:p>
          </table:table-cell>
          <table:table-cell table:style-name="ce2" table:formula="of:=([.B60]-[.L60])/[.L60]*100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71.875" calcext:value-type="float">
            <text:p>71.8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52.2727272727273" calcext:value-type="float">
            <text:p>52.2727272727</text:p>
          </table:table-cell>
          <table:table-cell office:value-type="float" office:value="65.9090909090909" calcext:value-type="float">
            <text:p>65.9090909091</text:p>
          </table:table-cell>
          <table:table-cell table:formula="of:=AVERAGE([.E61:.G61])" office:value-type="float" office:value="57.5757575757576" calcext:value-type="float">
            <text:p>57.5757575758</text:p>
          </table:table-cell>
          <table:table-cell/>
          <table:table-cell table:style-name="ce2" table:formula="of:=[.H61]-[.M61]" office:value-type="float" office:value="-6.62878787878785" calcext:value-type="float">
            <text:p>-6.6287878788</text:p>
          </table:table-cell>
          <table:table-cell table:style-name="ce2" table:formula="of:=([.B61]-[.L61])/[.L61]*100" office:value-type="float" office:value="0.428265524625268" calcext:value-type="float">
            <text:p>0.4282655246</text:p>
          </table:table-cell>
          <table:table-cell table:style-name="ce3" office:value-type="float" office:value="467" calcext:value-type="float">
            <text:p>467</text:p>
          </table:table-cell>
          <table:table-cell office:value-type="float" office:value="64.2045454545454" calcext:value-type="float">
            <text:p>64.20454545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53" calcext:value-type="float">
            <text:p>35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1</text:p>
          </table:table-cell>
          <table:table-cell table:number-columns-repeated="2" office:value-type="float" office:value="79.4117647058823" calcext:value-type="float">
            <text:p>79.4117647059</text:p>
          </table:table-cell>
          <table:table-cell table:formula="of:=AVERAGE([.E62:.G62])" office:value-type="float" office:value="81.3725490196078" calcext:value-type="float">
            <text:p>81.3725490196</text:p>
          </table:table-cell>
          <table:table-cell/>
          <table:table-cell table:style-name="ce2" table:formula="of:=[.H62]-[.M62]" office:value-type="float" office:value="-3.92156862745099" calcext:value-type="float">
            <text:p>-3.9215686275</text:p>
          </table:table-cell>
          <table:table-cell table:style-name="ce2" table:formula="of:=([.B62]-[.L62])/[.L62]*100" office:value-type="float" office:value="0.56980056980057" calcext:value-type="float">
            <text:p>0.5698005698</text:p>
          </table:table-cell>
          <table:table-cell table:style-name="ce3" office:value-type="float" office:value="351" calcext:value-type="float">
            <text:p>351</text:p>
          </table:table-cell>
          <table:table-cell office:value-type="float" office:value="85.2941176470588" calcext:value-type="float">
            <text:p>85.294117647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nubnose_garfish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AVERAGE([.E63:.G63])" office:value-type="float" office:value="0" calcext:value-type="float">
            <text:p>0</text:p>
          </table:table-cell>
          <table:table-cell table:style-name="ce1"/>
          <table:table-cell table:style-name="ce1" table:formula="of:=[.H63]-[.M63]" office:value-type="float" office:value="0" calcext:value-type="float">
            <text:p>0</text:p>
          </table:table-cell>
          <table:table-cell table:style-name="ce1" table:formula="of:=([.B63]-[.L63])/[.L63]*100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8.8888888888889" calcext:value-type="float">
            <text:p>38.8888888889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8.3333333333333" calcext:value-type="float">
            <text:p>58.3333333333</text:p>
          </table:table-cell>
          <table:table-cell table:formula="of:=AVERAGE([.E64:.G64])" office:value-type="float" office:value="50.9259259259259" calcext:value-type="float">
            <text:p>50.9259259259</text:p>
          </table:table-cell>
          <table:table-cell/>
          <table:table-cell table:style-name="ce2" table:formula="of:=[.H64]-[.M64]" office:value-type="float" office:value="-9.49074074074078" calcext:value-type="float">
            <text:p>-9.4907407407</text:p>
          </table:table-cell>
          <table:table-cell table:style-name="ce2" table:formula="of:=([.B64]-[.L64])/[.L64]*100" office:value-type="float" office:value="0.529100529100529" calcext:value-type="float">
            <text:p>0.5291005291</text:p>
          </table:table-cell>
          <table:table-cell table:style-name="ce3" office:value-type="float" office:value="378" calcext:value-type="float">
            <text:p>378</text:p>
          </table:table-cell>
          <table:table-cell office:value-type="float" office:value="60.4166666666667" calcext:value-type="float">
            <text:p>60.41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E65:.G65])" office:value-type="float" office:value="25" calcext:value-type="float">
            <text:p>25</text:p>
          </table:table-cell>
          <table:table-cell/>
          <table:table-cell table:style-name="ce2" table:formula="of:=[.H65]-[.M65]" office:value-type="float" office:value="-12.5" calcext:value-type="float">
            <text:p>-12.5</text:p>
          </table:table-cell>
          <table:table-cell table:style-name="ce2" table:formula="of:=([.B65]-[.L65])/[.L65]*100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37.5" calcext:value-type="float">
            <text:p>3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6:.G66])" office:value-type="float" office:value="0" calcext:value-type="float">
            <text:p>0</text:p>
          </table:table-cell>
          <table:table-cell/>
          <table:table-cell table:style-name="ce2" table:formula="of:=[.H66]-[.M66]" office:value-type="float" office:value="0" calcext:value-type="float">
            <text:p>0</text:p>
          </table:table-cell>
          <table:table-cell table:style-name="ce2" table:formula="of:=([.B66]-[.L66])/[.L66]*100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55.5555555555556" calcext:value-type="float">
            <text:p>55.5555555556</text:p>
          </table:table-cell>
          <table:table-cell table:formula="of:=AVERAGE([.E67:.G67])" office:value-type="float" office:value="55.5555555555556" calcext:value-type="float">
            <text:p>55.5555555556</text:p>
          </table:table-cell>
          <table:table-cell/>
          <table:table-cell table:style-name="ce2" table:formula="of:=[.H67]-[.M67]" office:value-type="float" office:value="-5.55555555555554" calcext:value-type="float">
            <text:p>-5.5555555556</text:p>
          </table:table-cell>
          <table:table-cell table:style-name="ce2" table:formula="of:=([.B67]-[.L67])/[.L67]*100" office:value-type="float" office:value="-0.99009900990099" calcext:value-type="float">
            <text:p>-0.9900990099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61.1111111111111" calcext:value-type="float">
            <text:p>61.11111111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wallow_tailed_da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3.3333333333333" calcext:value-type="float">
            <text:p>33.3333333333</text:p>
          </table:table-cell>
          <table:table-cell table:style-name="ce1" table:formula="of:=AVERAGE([.E68:.G68])" office:value-type="float" office:value="33.3333333333333" calcext:value-type="float">
            <text:p>33.3333333333</text:p>
          </table:table-cell>
          <table:table-cell table:style-name="ce1"/>
          <table:table-cell table:style-name="ce1" table:formula="of:=[.H68]-[.M68]" office:value-type="float" office:value="33.3333333333333" calcext:value-type="float">
            <text:p>33.3333333333</text:p>
          </table:table-cell>
          <table:table-cell table:style-name="ce1" table:formula="of:=([.B68]-[.L68])/[.L68]*100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622" calcext:value-type="float">
            <text:p>6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1.6666666666667" calcext:value-type="float">
            <text:p>31.6666666667</text:p>
          </table:table-cell>
          <table:table-cell office:value-type="float" office:value="56.6666666666667" calcext:value-type="float">
            <text:p>56.6666666667</text:p>
          </table:table-cell>
          <table:table-cell table:formula="of:=AVERAGE([.E69:.G69])" office:value-type="float" office:value="51.1111111111111" calcext:value-type="float">
            <text:p>51.1111111111</text:p>
          </table:table-cell>
          <table:table-cell/>
          <table:table-cell table:style-name="ce2" table:formula="of:=[.H69]-[.M69]" office:value-type="float" office:value="0.694444444444407" calcext:value-type="float">
            <text:p>0.6944444444</text:p>
          </table:table-cell>
          <table:table-cell table:style-name="ce2" table:formula="of:=([.B69]-[.L69])/[.L69]*100" office:value-type="float" office:value="-0.638977635782748" calcext:value-type="float">
            <text:p>-0.6389776358</text:p>
          </table:table-cell>
          <table:table-cell table:style-name="ce3" office:value-type="float" office:value="626" calcext:value-type="float">
            <text:p>626</text:p>
          </table:table-cell>
          <table:table-cell office:value-type="float" office:value="50.4166666666667" calcext:value-type="float">
            <text:p>50.41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formula="of:=AVERAGE([.E70:.G70])" office:value-type="float" office:value="83.3333333333333" calcext:value-type="float">
            <text:p>83.3333333333</text:p>
          </table:table-cell>
          <table:table-cell/>
          <table:table-cell table:style-name="ce2" table:formula="of:=[.H70]-[.M70]" office:value-type="float" office:value="-4.16666666666667" calcext:value-type="float">
            <text:p>-4.1666666667</text:p>
          </table:table-cell>
          <table:table-cell table:style-name="ce2" table:formula="of:=([.B70]-[.L70])/[.L70]*100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87.5" calcext:value-type="float">
            <text:p>8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.2857142857143" calcext:value-type="float">
            <text:p>14.2857142857</text:p>
          </table:table-cell>
          <table:table-cell table:formula="of:=AVERAGE([.E71:.G71])" office:value-type="float" office:value="14.2857142857143" calcext:value-type="float">
            <text:p>14.2857142857</text:p>
          </table:table-cell>
          <table:table-cell/>
          <table:table-cell table:style-name="ce2" table:formula="of:=[.H71]-[.M71]" office:value-type="float" office:value="-17.8571428571429" calcext:value-type="float">
            <text:p>-17.8571428571</text:p>
          </table:table-cell>
          <table:table-cell table:style-name="ce2" table:formula="of:=([.B71]-[.L71])/[.L71]*100" office:value-type="float" office:value="-1.40845070422535" calcext:value-type="float">
            <text:p>-1.4084507042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32.1428571428572" calcext:value-type="float">
            <text:p>32.14285714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2:.G72])" office:value-type="float" office:value="0" calcext:value-type="float">
            <text:p>0</text:p>
          </table:table-cell>
          <table:table-cell/>
          <table:table-cell table:style-name="ce2" table:formula="of:=[.H72]-[.M72]" office:value-type="float" office:value="0" calcext:value-type="float">
            <text:p>0</text:p>
          </table:table-cell>
          <table:table-cell table:style-name="ce2" table:formula="of:=([.B72]-[.L72])/[.L72]*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AVERAGE([.E73:.G73])" office:value-type="float" office:value="83.3333333333333" calcext:value-type="float">
            <text:p>83.3333333333</text:p>
          </table:table-cell>
          <table:table-cell/>
          <table:table-cell table:style-name="ce2" table:formula="of:=[.H73]-[.M73]" office:value-type="float" office:value="-4.16666666666667" calcext:value-type="float">
            <text:p>-4.1666666667</text:p>
          </table:table-cell>
          <table:table-cell table:style-name="ce2" table:formula="of:=([.B73]-[.L73])/[.L73]*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50" calcext:value-type="float">
            <text:p>50</text:p>
          </table:table-cell>
          <table:table-cell table:formula="of:=AVERAGE([.E74:.G74])" office:value-type="float" office:value="55.5555555555556" calcext:value-type="float">
            <text:p>55.5555555556</text:p>
          </table:table-cell>
          <table:table-cell/>
          <table:table-cell table:style-name="ce2" table:formula="of:=[.H74]-[.M74]" office:value-type="float" office:value="2.77777777777776" calcext:value-type="float">
            <text:p>2.7777777778</text:p>
          </table:table-cell>
          <table:table-cell table:style-name="ce2" table:formula="of:=([.B74]-[.L74])/[.L74]*100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office:value-type="float" office:value="52.7777777777778" calcext:value-type="float">
            <text:p>52.77777777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2.7272727272727" calcext:value-type="float">
            <text:p>72.7272727273</text:p>
          </table:table-cell>
          <table:table-cell table:formula="of:=AVERAGE([.E75:.G75])" office:value-type="float" office:value="72.7272727272727" calcext:value-type="float">
            <text:p>72.7272727273</text:p>
          </table:table-cell>
          <table:table-cell/>
          <table:table-cell table:style-name="ce2" table:formula="of:=[.H75]-[.M75]" office:value-type="float" office:value="0" calcext:value-type="float">
            <text:p>0</text:p>
          </table:table-cell>
          <table:table-cell table:style-name="ce2" table:formula="of:=([.B75]-[.L75])/[.L75]*100" office:value-type="float" office:value="-0.892857142857143" calcext:value-type="float">
            <text:p>-0.8928571429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72.7272727272727" calcext:value-type="float">
            <text:p>72.7272727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61.5384615384615" calcext:value-type="float">
            <text:p>61.5384615385</text:p>
          </table:table-cell>
          <table:table-cell office:value-type="float" office:value="76.9230769230769" calcext:value-type="float">
            <text:p>76.9230769231</text:p>
          </table:table-cell>
          <table:table-cell table:formula="of:=AVERAGE([.E76:.G76])" office:value-type="float" office:value="64.1025641025641" calcext:value-type="float">
            <text:p>64.1025641026</text:p>
          </table:table-cell>
          <table:table-cell/>
          <table:table-cell table:style-name="ce2" table:formula="of:=[.H76]-[.M76]" office:value-type="float" office:value="0.6410256410256" calcext:value-type="float">
            <text:p>0.641025641</text:p>
          </table:table-cell>
          <table:table-cell table:style-name="ce2" table:formula="of:=([.B76]-[.L76])/[.L76]*100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63.4615384615385" calcext:value-type="float">
            <text:p>63.46153846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83" calcext:value-type="float">
            <text:p>48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8.695652173913" calcext:value-type="float">
            <text:p>58.6956521739</text:p>
          </table:table-cell>
          <table:table-cell office:value-type="float" office:value="45.6521739130435" calcext:value-type="float">
            <text:p>45.652173913</text:p>
          </table:table-cell>
          <table:table-cell office:value-type="float" office:value="54.3478260869565" calcext:value-type="float">
            <text:p>54.347826087</text:p>
          </table:table-cell>
          <table:table-cell table:formula="of:=AVERAGE([.E77:.G77])" office:value-type="float" office:value="52.8985507246377" calcext:value-type="float">
            <text:p>52.8985507246</text:p>
          </table:table-cell>
          <table:table-cell/>
          <table:table-cell table:style-name="ce2" table:formula="of:=[.H77]-[.M77]" office:value-type="float" office:value="-1.99275362318839" calcext:value-type="float">
            <text:p>-1.9927536232</text:p>
          </table:table-cell>
          <table:table-cell table:style-name="ce2" table:formula="of:=([.B77]-[.L77])/[.L77]*100" office:value-type="float" office:value="0.415800415800416" calcext:value-type="float">
            <text:p>0.4158004158</text:p>
          </table:table-cell>
          <table:table-cell table:style-name="ce3" office:value-type="float" office:value="481" calcext:value-type="float">
            <text:p>481</text:p>
          </table:table-cell>
          <table:table-cell office:value-type="float" office:value="54.8913043478261" calcext:value-type="float">
            <text:p>54.8913043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15" calcext:value-type="float">
            <text:p>61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2.5423728813559" calcext:value-type="float">
            <text:p>52.5423728814</text:p>
          </table:table-cell>
          <table:table-cell office:value-type="float" office:value="69.4915254237288" calcext:value-type="float">
            <text:p>69.4915254237</text:p>
          </table:table-cell>
          <table:table-cell office:value-type="float" office:value="52.5423728813559" calcext:value-type="float">
            <text:p>52.5423728814</text:p>
          </table:table-cell>
          <table:table-cell table:formula="of:=AVERAGE([.E78:.G78])" office:value-type="float" office:value="58.1920903954802" calcext:value-type="float">
            <text:p>58.1920903955</text:p>
          </table:table-cell>
          <table:table-cell/>
          <table:table-cell table:style-name="ce2" table:formula="of:=[.H78]-[.M78]" office:value-type="float" office:value="6.92090395480226" calcext:value-type="float">
            <text:p>6.9209039548</text:p>
          </table:table-cell>
          <table:table-cell table:style-name="ce2" table:formula="of:=([.B78]-[.L78])/[.L78]*100" office:value-type="float" office:value="-0.485436893203883" calcext:value-type="float">
            <text:p>-0.4854368932</text:p>
          </table:table-cell>
          <table:table-cell table:style-name="ce3" office:value-type="float" office:value="618" calcext:value-type="float">
            <text:p>618</text:p>
          </table:table-cell>
          <table:table-cell office:value-type="float" office:value="51.271186440678" calcext:value-type="float">
            <text:p>51.2711864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9:.G79])" office:value-type="float" office:value="0" calcext:value-type="float">
            <text:p>0</text:p>
          </table:table-cell>
          <table:table-cell/>
          <table:table-cell table:style-name="ce2" table:formula="of:=[.H79]-[.M79]" office:value-type="float" office:value="0" calcext:value-type="float">
            <text:p>0</text:p>
          </table:table-cell>
          <table:table-cell table:style-name="ce2" table:formula="of:=([.B79]-[.L79])/[.L79]*100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54.9528151944962" calcext:value-type="float">
            <text:p>54.9528151945</text:p>
          </table:table-cell>
          <table:table-cell office:value-type="float" office:value="53.9875787011034" calcext:value-type="float">
            <text:p>53.9875787011</text:p>
          </table:table-cell>
          <table:table-cell office:value-type="float" office:value="53.656924734966" calcext:value-type="float">
            <text:p>53.656924735</text:p>
          </table:table-cell>
          <table:table-cell table:number-columns-repeated="2"/>
          <table:table-cell table:style-name="ce2" table:number-columns-repeated="2"/>
          <table:table-cell/>
          <table:table-cell table:formula="of:=AVERAGE([.M2:.M79])" office:value-type="float" office:value="53.1850455324174" calcext:value-type="float">
            <text:p>53.185045532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AVERAGE([.E80:.G80])" office:value-type="float" office:value="54.1991062101885" calcext:value-type="float">
            <text:p>54.1991062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85.9814941883087" calcext:value-type="float">
            <text:p>85.9814941883</text:p>
          </table:table-cell>
          <table:table-cell office:value-type="float" office:value="84.6951484680176" calcext:value-type="float">
            <text:p>84.695148468</text:p>
          </table:table-cell>
          <table:table-cell office:value-type="float" office:value="86.8215501308441" calcext:value-type="float">
            <text:p>86.8215501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69.5604383945465" calcext:value-type="float">
            <text:p>69.5604383945</text:p>
          </table:table-cell>
          <table:table-cell office:value-type="float" office:value="68.9560413360596" calcext:value-type="float">
            <text:p>68.9560413361</text:p>
          </table:table-cell>
          <table:table-cell office:value-type="float" office:value="69.7802186012268" calcext:value-type="float">
            <text:p>69.78021860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ld training accuracy</text:p>
          </table:table-cell>
          <table:table-cell office:value-type="float" office:value="84.8860204219818" calcext:value-type="float">
            <text:p>84.8860204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 validation accuracy</text:p>
          </table:table-cell>
          <table:table-cell office:value-type="float" office:value="68.5052394866943" calcext:value-type="float">
            <text:p>68.50523948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training run with the lowest average val class acc had the best training acc and validation acc strangely enough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string" calcext:value-type="string">
            <text:p>Barred queenfish, increased by 42% in size, and 50% in performance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igeye trevally increased by 50% in size and decreased 5.8% in performance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The very small dataset increased signficantly, but they still had no performance improvements. It appears that performance gains only occur once the dataset hits 20 ima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The swallow tailed dart when from 10 images to 23 (crossing the 20 image threshold) and its val performance went from 0% to 33%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he average average val class performance when up 1% to 54.19%</text:p>
          </table:table-cell>
          <table:table-cell table:number-columns-repeated="101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22:01:06.367835798</dc:date>
    <meta:editing-duration>PT1H34M54S</meta:editing-duration>
    <meta:editing-cycles>1</meta:editing-cycles>
    <meta:document-statistic meta:table-count="1" meta:cell-count="971" meta:object-count="0"/>
    <meta:generator>LibreOffice/5.1.6.2$Linux_X86_64 LibreOffice_project/10m0$Build-2</meta:generator>
  </office:meta>
</office:document-meta>
</file>